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35d" officeooo:paragraph-rsid="000df35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archivo subi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10:11:42.113000000</meta:creation-date>
    <dc:date>2021-11-26T10:12:05.807000000</dc:date>
    <meta:editing-duration>PT24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2.1.2$Windows_X86_64 LibreOffice_project/87b77fad49947c1441b67c559c339af8f3517e22</meta:generator>
  </office:meta>
</office:document-meta>
</file>